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face style:name="Segoe UI" svg:font-family="'Segoe U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7.5in" fo:margin-left="-0.0035in" fo:margin-top="0in" fo:margin-bottom="0in" fo:break-before="page" table:align="left" style:writing-mode="lr-tb"/>
    </style:style>
    <style:style style:name="Table2.A" style:family="table-column">
      <style:table-column-properties style:column-width="0.4368in"/>
    </style:style>
    <style:style style:name="Table2.B" style:family="table-column">
      <style:table-column-properties style:column-width="0.6882in"/>
    </style:style>
    <style:style style:name="Table2.D" style:family="table-column">
      <style:table-column-properties style:column-width="0.6868in"/>
    </style:style>
    <style:style style:name="Table2.E" style:family="table-column">
      <style:table-column-properties style:column-width="0.6257in"/>
    </style:style>
    <style:style style:name="Table2.G" style:family="table-column">
      <style:table-column-properties style:column-width="0.7493in"/>
    </style:style>
    <style:style style:name="Table2.H" style:family="table-column">
      <style:table-column-properties style:column-width="1.3132in"/>
    </style:style>
    <style:style style:name="Table2.I" style:family="table-column">
      <style:table-column-properties style:column-width="0.5625in"/>
    </style:style>
    <style:style style:name="Table2.J" style:family="table-column">
      <style:table-column-properties style:column-width="1.375in"/>
    </style:style>
    <style:style style:name="Table2.1" style:family="table-row">
      <style:table-row-properties style:min-row-height="0.0708in" fo:keep-together="auto"/>
    </style:style>
    <style:style style:name="Table2.A1" style:family="table-cell">
      <style:table-cell-properties style:vertical-align="middle" fo:background-color="#f3f3f3" fo:padding="0.0597in" fo:border="0.5pt solid #00000a">
        <style:background-image/>
      </style:table-cell-properties>
    </style:style>
    <style:style style:name="Table2.C1" style:family="table-cell">
      <style:table-cell-properties fo:padding="0.0597in" fo:border="0.5pt solid #00000a"/>
    </style:style>
    <style:style style:name="Table2.J1" style:family="table-cell">
      <style:table-cell-properties fo:padding="0.0597in" fo:border="0.5pt solid #00000a"/>
    </style:style>
    <style:style style:name="Table2.2" style:family="table-row">
      <style:table-row-properties style:min-row-height="0.0896in" fo:keep-together="auto"/>
    </style:style>
    <style:style style:name="Table2.C2" style:family="table-cell">
      <style:table-cell-properties fo:padding="0.0597in" fo:border="0.5pt solid #00000a"/>
    </style:style>
    <style:style style:name="Table2.G2" style:family="table-cell">
      <style:table-cell-properties fo:padding="0.0597in" fo:border="0.5pt solid #00000a"/>
    </style:style>
    <style:style style:name="Table2.J2" style:family="table-cell">
      <style:table-cell-properties fo:padding="0.0597in" fo:border="0.5pt solid #00000a"/>
    </style:style>
    <style:style style:name="Table2.3" style:family="table-row">
      <style:table-row-properties style:min-row-height="0.0458in" fo:keep-together="auto"/>
    </style:style>
    <style:style style:name="Table2.A3" style:family="table-cell">
      <style:table-cell-properties fo:background-color="#f2f2f2" fo:padding="0.0597in" fo:border="0.5pt solid #00000a">
        <style:background-image/>
      </style:table-cell-properties>
    </style:style>
    <style:style style:name="Table2.4" style:family="table-row">
      <style:table-row-properties style:min-row-height="0.6333in" fo:keep-together="auto"/>
    </style:style>
    <style:style style:name="Table2.A4" style:family="table-cell">
      <style:table-cell-properties fo:padding="0.0597in" fo:border="0.5pt solid #00000a"/>
    </style:style>
    <style:style style:name="Table2.5" style:family="table-row">
      <style:table-row-properties style:min-row-height="0.0097in" fo:keep-together="auto"/>
    </style:style>
    <style:style style:name="Table2.A5" style:family="table-cell">
      <style:table-cell-properties style:vertical-align="middle" fo:background-color="#f2f2f2" fo:padding="0.0597in" fo:border="0.5pt solid #00000a">
        <style:background-image/>
      </style:table-cell-properties>
    </style:style>
    <style:style style:name="Table2.B6" style:family="table-cell">
      <style:table-cell-properties fo:padding="0.0597in" fo:border="0.5pt solid #00000a"/>
    </style:style>
    <style:style style:name="Table2.E6" style:family="table-cell">
      <style:table-cell-properties style:vertical-align="middle" fo:padding="0.0597in" fo:border-left="0.5pt solid #00000a" fo:border-right="none" fo:border-top="0.5pt solid #00000a" fo:border-bottom="0.5pt solid #00000a"/>
    </style:style>
    <style:style style:name="Table2.G6" style:family="table-cell">
      <style:table-cell-properties style:vertical-align="middle" fo:padding="0.0597in" fo:border-left="none" fo:border-right="none" fo:border-top="0.5pt solid #00000a" fo:border-bottom="0.5pt solid #00000a"/>
    </style:style>
    <style:style style:name="Table2.H6" style:family="table-cell">
      <style:table-cell-properties style:vertical-align="middle" fo:padding="0.0597in" fo:border-left="none" fo:border-right="0.5pt solid #00000a" fo:border-top="0.5pt solid #00000a" fo:border-bottom="0.5pt solid #00000a"/>
    </style:style>
    <style:style style:name="Table2.8" style:family="table-row">
      <style:table-row-properties style:min-row-height="0.0271in" fo:keep-together="auto"/>
    </style:style>
    <style:style style:name="Table2.A8" style:family="table-cell">
      <style:table-cell-properties fo:background-color="#ffffff" fo:padding="0.0597in" fo:border="0.5pt solid #00000a">
        <style:background-image/>
      </style:table-cell-properties>
    </style:style>
    <style:style style:name="Table2.9" style:family="table-row">
      <style:table-row-properties style:min-row-height="0.0583in" fo:keep-together="auto"/>
    </style:style>
    <style:style style:name="Table2.A9" style:family="table-cell">
      <style:table-cell-properties fo:background-color="#f2f2f2" fo:padding="0.0597in" fo:border="0.5pt solid #00000a">
        <style:background-image/>
      </style:table-cell-properties>
    </style:style>
    <style:style style:name="Table2.10" style:family="table-row">
      <style:table-row-properties style:min-row-height="1.6521in" fo:keep-together="auto"/>
    </style:style>
    <style:style style:name="Table2.A10" style:family="table-cell">
      <style:table-cell-properties fo:background-color="#ffffff" fo:padding="0.0597in" fo:border="0.5pt solid #00000a">
        <style:background-image/>
      </style:table-cell-properties>
    </style:style>
    <style:style style:name="Table2.A11" style:family="table-cell">
      <style:table-cell-properties fo:background-color="#f2f2f2" fo:padding="0.0597in" fo:border="0.5pt solid #00000a">
        <style:background-image/>
      </style:table-cell-properties>
    </style:style>
    <style:style style:name="Table2.12" style:family="table-row">
      <style:table-row-properties style:min-row-height="1.6208in" fo:keep-together="auto"/>
    </style:style>
    <style:style style:name="Table2.A12" style:family="table-cell">
      <style:table-cell-properties fo:background-color="#ffffff" fo:padding="0.0597in" fo:border-left="0.5pt solid #00000a" fo:border-right="0.5pt solid #00000a" fo:border-top="0.5pt solid #00000a" fo:border-bottom="none">
        <style:background-image/>
      </style:table-cell-properties>
    </style:style>
    <style:style style:name="Table2.A13" style:family="table-cell">
      <style:table-cell-properties fo:background-color="#f2f2f2" fo:padding="0.0597in" fo:border="0.5pt solid #00000a">
        <style:background-image/>
      </style:table-cell-properties>
    </style:style>
    <style:style style:name="Table2.14" style:family="table-row">
      <style:table-row-properties style:min-row-height="1.1958in" fo:keep-together="auto"/>
    </style:style>
    <style:style style:name="Table2.A14" style:family="table-cell">
      <style:table-cell-properties fo:padding="0.0597in" fo:border="0.5pt solid #00000a"/>
    </style:style>
    <style:style style:name="Table2.15" style:family="table-row">
      <style:table-row-properties style:min-row-height="0.0972in" fo:keep-together="auto"/>
    </style:style>
    <style:style style:name="Table2.A15" style:family="table-cell">
      <style:table-cell-properties fo:background-color="#f2f2f2" fo:padding="0.0597in" fo:border="0.5pt solid #00000a">
        <style:background-image/>
      </style:table-cell-properties>
    </style:style>
    <style:style style:name="Table2.16" style:family="table-row">
      <style:table-row-properties style:min-row-height="1.0896in" fo:keep-together="auto"/>
    </style:style>
    <style:style style:name="Table2.A16" style:family="table-cell">
      <style:table-cell-properties fo:padding="0.0597in" fo:border="0.5pt solid #00000a"/>
    </style:style>
    <style:style style:name="Table2.A17" style:family="table-cell">
      <style:table-cell-properties fo:background-color="#f2f2f2" fo:padding="0.0597in" fo:border="0.5pt solid #00000a">
        <style:background-image/>
      </style:table-cell-properties>
    </style:style>
    <style:style style:name="Table2.18" style:family="table-row">
      <style:table-row-properties style:min-row-height="1.0146in" fo:keep-together="auto"/>
    </style:style>
    <style:style style:name="Table2.A18" style:family="table-cell">
      <style:table-cell-properties fo:padding="0.0597in" fo:border="0.5pt solid #00000a"/>
    </style:style>
    <style:style style:name="Table2.19" style:family="table-row">
      <style:table-row-properties style:min-row-height="0.4146in" fo:keep-together="auto"/>
    </style:style>
    <style:style style:name="Table2.A19" style:family="table-cell">
      <style:table-cell-properties fo:background-color="#f2f2f2" fo:padding="0.0597in" fo:border="0.5pt solid #00000a">
        <style:background-image/>
      </style:table-cell-properties>
    </style:style>
    <style:style style:name="Table2.20" style:family="table-row">
      <style:table-row-properties style:min-row-height="0.3083in" fo:keep-together="auto"/>
    </style:style>
    <style:style style:name="Table2.A20" style:family="table-cell">
      <style:table-cell-properties fo:padding="0.0597in" fo:border="0.5pt solid #00000a"/>
    </style:style>
    <style:style style:name="Table2.A21" style:family="table-cell">
      <style:table-cell-properties fo:background-color="#f2f2f2" fo:padding="0.0597in" fo:border="0.5pt solid #00000a">
        <style:background-image/>
      </style:table-cell-properties>
    </style:style>
    <style:style style:name="Table2.22" style:family="table-row">
      <style:table-row-properties style:min-row-height="0.3521in" fo:keep-together="auto"/>
    </style:style>
    <style:style style:name="Table2.A22" style:family="table-cell">
      <style:table-cell-properties fo:padding="0.0597in" fo:border="0.5pt solid #00000a"/>
    </style:style>
    <style:style style:name="Table2.A23" style:family="table-cell">
      <style:table-cell-properties fo:background-color="#f2f2f2" fo:padding="0.0597in" fo:border="0.5pt solid #00000a">
        <style:background-image/>
      </style:table-cell-properties>
    </style:style>
    <style:style style:name="Table2.24" style:family="table-row">
      <style:table-row-properties style:min-row-height="0.3583in" fo:keep-together="auto"/>
    </style:style>
    <style:style style:name="Table2.A24" style:family="table-cell">
      <style:table-cell-properties fo:padding="0.0597in" fo:border="0.5pt solid #00000a"/>
    </style:style>
    <style:style style:name="Table2.A25" style:family="table-cell">
      <style:table-cell-properties fo:background-color="#f2f2f2" fo:padding="0.0597in" fo:border="0.5pt solid #00000a">
        <style:background-image/>
      </style:table-cell-properties>
    </style:style>
    <style:style style:name="Table2.A26" style:family="table-cell">
      <style:table-cell-properties fo:padding="0.0597in" fo:border="0.5pt solid #00000a"/>
    </style:style>
    <style:style style:name="Table2.A27" style:family="table-cell">
      <style:table-cell-properties fo:background-color="#f2f2f2" fo:padding="0.0597in" fo:border="0.5pt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Field">
      <style:paragraph-properties fo:text-align="end" style:justify-single-word="false"/>
    </style:style>
    <style:style style:name="P3" style:family="paragraph" style:parent-style-name="Field">
      <style:paragraph-properties fo:text-align="center" style:justify-single-word="false"/>
    </style:style>
    <style:style style:name="P4" style:family="paragraph" style:parent-style-name="Field">
      <style:paragraph-properties>
        <style:tab-stops>
          <style:tab-stop style:position="0.1874in"/>
        </style:tab-stops>
      </style:paragraph-properties>
    </style:style>
    <style:style style:name="P5" style:family="paragraph" style:parent-style-name="List_20_Paragraph" style:list-style-name="WWNum10"/>
    <style:style style:name="P6" style:family="paragraph" style:parent-style-name="List_20_Paragraph" style:list-style-name="WWNum11"/>
    <style:style style:name="T1" style:family="text">
      <style:text-properties fo:background-color="#f2f2f2" loext:char-shading-value="0"/>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column table:style-name="Table2.I"/>
        <table:table-column table:style-name="Table2.J"/>
        <table:table-row table:style-name="Table2.1">
          <table:table-cell table:style-name="Table2.A1" table:number-columns-spanned="2" office:value-type="string">
            <text:p text:style-name="P2">Sponsor Name</text:p>
          </table:table-cell>
          <table:covered-table-cell/>
          <table:table-cell table:style-name="Table2.C1" table:number-columns-spanned="6" office:value-type="string">
            <text:p text:style-name="Standard">Virtual Embodiment Lab</text:p>
          </table:table-cell>
          <table:covered-table-cell/>
          <table:covered-table-cell/>
          <table:covered-table-cell/>
          <table:covered-table-cell/>
          <table:covered-table-cell/>
          <table:table-cell table:style-name="Table2.A1" office:value-type="string">
            <text:p text:style-name="P2">Date</text:p>
          </table:table-cell>
          <table:table-cell table:style-name="Table2.J1" office:value-type="string">
            <text:p text:style-name="Standard">11/28/17</text:p>
          </table:table-cell>
        </table:table-row>
        <table:table-row table:style-name="Table2.2">
          <table:table-cell table:style-name="Table2.A1" table:number-columns-spanned="2" office:value-type="string">
            <text:p text:style-name="P2">Contact Name(s)</text:p>
          </table:table-cell>
          <table:covered-table-cell/>
          <table:table-cell table:style-name="Table2.C2" table:number-columns-spanned="3" office:value-type="string">
            <text:list xml:id="list2340346706" text:style-name="WWNum10">
              <text:list-item>
                <text:p text:style-name="P5">S. Won</text:p>
              </text:list-item>
            </text:list>
          </table:table-cell>
          <table:covered-table-cell/>
          <table:covered-table-cell/>
          <table:table-cell table:style-name="Table2.A1" office:value-type="string">
            <text:p text:style-name="P3">Email(s)</text:p>
          </table:table-cell>
          <table:table-cell table:style-name="Table2.G2" table:number-columns-spanned="2" office:value-type="string">
            <text:p text:style-name="Standard">Asw248@cornell.edu</text:p>
          </table:table-cell>
          <table:covered-table-cell/>
          <table:table-cell table:style-name="Table2.A1" office:value-type="string">
            <text:p text:style-name="P2">Phone</text:p>
          </table:table-cell>
          <table:table-cell table:style-name="Table2.J2" office:value-type="string">
            <text:p text:style-name="Standard"/>
          </table:table-cell>
        </table:table-row>
        <table:table-row table:style-name="Table2.3">
          <table:table-cell table:style-name="Table2.A3" table:number-columns-spanned="10" office:value-type="string">
            <text:p text:style-name="Field">Description of the Sponsor</text:p>
          </table:table-cell>
          <table:covered-table-cell/>
          <table:covered-table-cell/>
          <table:covered-table-cell/>
          <table:covered-table-cell/>
          <table:covered-table-cell/>
          <table:covered-table-cell/>
          <table:covered-table-cell/>
          <table:covered-table-cell/>
          <table:covered-table-cell/>
        </table:table-row>
        <table:table-row table:style-name="Table2.4">
          <table:table-cell table:style-name="Table2.A4" table:number-columns-spanned="10" office:value-type="string">
            <text:p text:style-name="Standard">This organization focuses on tracking, transforming and interpreting human movement in virtual and augmented reality, and developing and testing environments for educational, social and clinical use.</text:p>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5" table:number-columns-spanned="10" office:value-type="string">
            <text:p text:style-name="Field">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5" office:value-type="string">
            <text:p text:style-name="P3">Year</text:p>
          </table:table-cell>
          <table:table-cell table:style-name="Table2.B6" table:number-columns-spanned="2" office:value-type="string">
            <text:p text:style-name="Standard">2018</text:p>
          </table:table-cell>
          <table:covered-table-cell/>
          <table:table-cell table:style-name="Table2.A5" office:value-type="string">
            <text:p text:style-name="P3">Semester</text:p>
          </table:table-cell>
          <table:table-cell table:style-name="Table2.E6" table:number-columns-spanned="2" office:value-type="string">
            <text:p text:style-name="P1"><text:bookmark-start text:name="Check6"/><field:fieldmark text:name="__Fieldmark__52_2472011845" field:type="vnd.oasis.opendocument.field.FORMCHECKBOX"/><text:bookmark-end text:name="Check6"/><text:s/>Fall</text:p>
          </table:table-cell>
          <table:covered-table-cell/>
          <table:table-cell table:style-name="Table2.G6" office:value-type="string">
            <text:p text:style-name="P1"><text:bookmark-start text:name="Check7"/><field:fieldmark text:name="__Fieldmark__60_2472011845" field:type="vnd.oasis.opendocument.field.FORMCHECKBOX"><field:param field:name="Checkbox_Checked" field:value="true"/></field:fieldmark><text:bookmark-end text:name="Check7"/><text:s/>Spring</text:p>
          </table:table-cell>
          <table:table-cell table:style-name="Table2.H6" table:number-columns-spanned="3" office:value-type="string">
            <text:p text:style-name="P1"/>
          </table:table-cell>
          <table:covered-table-cell/>
          <table:covered-table-cell/>
        </table:table-row>
        <table:table-row table:style-name="Table2.5">
          <table:table-cell table:style-name="Table2.A5" table:number-columns-spanned="10" office:value-type="string">
            <text:p text:style-name="Field">Project Title</text:p>
          </table:table-cell>
          <table:covered-table-cell/>
          <table:covered-table-cell/>
          <table:covered-table-cell/>
          <table:covered-table-cell/>
          <table:covered-table-cell/>
          <table:covered-table-cell/>
          <table:covered-table-cell/>
          <table:covered-table-cell/>
          <table:covered-table-cell/>
        </table:table-row>
        <table:table-row table:style-name="Table2.8">
          <table:table-cell table:style-name="Table2.A8" table:number-columns-spanned="10" office:value-type="string">
            <text:p text:style-name="Standard">Detecting State of Mind through Tracked Movement Data</text:p>
          </table: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9" table:number-columns-spanned="10" office:value-type="string">
            <text:p text:style-name="Field">Project Goal or Description</text:p>
          </table:table-cell>
          <table:covered-table-cell/>
          <table:covered-table-cell/>
          <table:covered-table-cell/>
          <table:covered-table-cell/>
          <table:covered-table-cell/>
          <table:covered-table-cell/>
          <table:covered-table-cell/>
          <table:covered-table-cell/>
          <table:covered-table-cell/>
        </table:table-row>
        <table:table-row table:style-name="Table2.10">
          <table:table-cell table:style-name="Table2.A10" table:number-columns-spanned="10" office:value-type="string">
            <text:p text:style-name="Standard">Team will use existing data sets to predict emotional states and traits during single user or two-person interactions in a virtual environment. These data sets were collected from previous experiments. While students will not be required to collect additional data, they will be encouraged and assisted to become familiar with the data collection process, including the process of scripting interactions in Unity 3D and C#, to better inform their data exploration.</text:p>
          </table: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11" table:number-columns-spanned="10" office:value-type="string">
            <text:p text:style-name="Field">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able:table-row table:style-name="Table2.12">
          <table:table-cell table:style-name="Table2.A12" table:number-columns-spanned="10" office:value-type="string">
            <text:list xml:id="list3843999753" text:style-name="WWNum11">
              <text:list-item>
                <text:p text:style-name="P6">Build on/modify existing R code to create features from existing movement data</text:p>
              </text:list-item>
              <text:list-item>
                <text:p text:style-name="P6">Use machine learning/visualization to develop algorithms to predict states of mind from movement data and associated self-report</text:p>
              </text:list-item>
              <text:list-item>
                <text:p text:style-name="P6">Test algorithms on set-aside data sets</text:p>
              </text:list-item>
              <text:list-item>
                <text:p text:style-name="P6">Present a report of their findings</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13" table:number-columns-spanned="10" office:value-type="string">
            <text:p text:style-name="Field">What outcome would determine that the project is a success? <text:s/>Do you ex<text:span text:style-name="T1">pect specific deliverables?</text:span></text:p>
          </table: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A14" table:number-columns-spanned="10" office:value-type="string">
            <text:p text:style-name="Standard">Deliverable will be models that predict emotional states and traits based on tracked movement data; students will be assessed at each stage of the above activities.</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15" table:number-columns-spanned="10" office:value-type="string">
            <text:p text:style-name="Field">What are the skills and experience must the students already know to start work on the project? <text:line-break/>Please be specific and keep in mind that students will be building their skills during the duration of the project.</text:p>
          </table: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6" table:number-columns-spanned="10" office:value-type="string">
            <text:p text:style-name="Standard">Readiness to explore data in an unfamiliar domain to gain new insights is required, as is at least some experience in machine learning. <text:s/>Knowledge of R/game engine development or interest in virtual environments is not required but is advantageous.</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17" table:number-columns-spanned="10" office:value-type="string">
            <text:p text:style-name="Field">What are the skills and experience required to complete the project that the students may learn while completing the project?</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2.18">
          <table:table-cell table:style-name="Table2.A18" table:number-columns-spanned="10" office:value-type="string">
            <text:p text:style-name="Standard">Students will be provided resources and instruction in Unity 3D<text:bookmark text:name="_GoBack"/>, C#, and R so that they can understand the origin of the datasets they will be working with. Students will receive guidance on data analysis.</text:p>
          </table:table-cell>
          <table:covered-table-cell/>
          <table:covered-table-cell/>
          <table:covered-table-cell/>
          <table:covered-table-cell/>
          <table:covered-table-cell/>
          <table:covered-table-cell/>
          <table:covered-table-cell/>
          <table:covered-table-cell/>
          <table:covered-table-cell/>
        </table:table-row>
        <table:table-row table:style-name="Table2.19">
          <table:table-cell table:style-name="Table2.A19" table:number-columns-spanned="10" office:value-type="string">
            <text:p text:style-name="Field">The project representative must be available 30 minutes per week for status reports, the interim report, and the final presentation. As the project sponsor, are you able to make this time commitment?</text:p>
            <text:p text:style-name="P4"><text:tab/><text:bookmark-start text:name="Check1"/><field:fieldmark text:name="__Fieldmark__119_2472011845" field:type="vnd.oasis.opendocument.field.FORMCHECKBOX"><field:param field:name="Checkbox_Checked" field:value="true"/></field:fieldmark><text:bookmark-end text:name="Check1"/>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0">
          <table:table-cell table:style-name="Table2.A20" table:number-columns-spanned="10" office:value-type="string">
            <text:p text:style-name="Standard">Yes, we will have a standing weekly meeting.</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1" table:number-columns-spanned="10" office:value-type="string">
            <text:p text:style-name="Field">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4"><text:tab/><text:bookmark-start text:name="Check2"/><field:fieldmark text:name="__Fieldmark__132_2472011845" field:type="vnd.oasis.opendocument.field.FORMCHECKBOX"><field:param field:name="Checkbox_Checked" field:value="true"/></field:fieldmark><text:bookmark-end text:name="Check2"/>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2">
          <table:table-cell table:style-name="Table2.A22" table:number-columns-spanned="10" office:value-type="string">
            <text:p text:style-name="Standard">Yes. We will provide input at each stage of the process.</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3" table:number-columns-spanned="10" office:value-type="string">
            <text:p text:style-name="Field">The project representative needs to facilitate access to company resources as needed and approve expenses. As the project sponsor, are you able to facilitate access to such resources, should the need come up?</text:p>
            <text:p text:style-name="P4"><text:tab/><text:bookmark-start text:name="Check3"/><field:fieldmark text:name="__Fieldmark__145_2472011845" field:type="vnd.oasis.opendocument.field.FORMCHECKBOX"><field:param field:name="Checkbox_Checked" field:value="true"/></field:fieldmark><text:bookmark-end text:name="Check3"/>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A24" table:number-columns-spanned="10" office:value-type="string">
            <text:p text:style-name="Standard">Students will be provided all necessary resources.</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5" table:number-columns-spanned="10" office:value-type="string">
            <text:p text:style-name="Field">Please consider other contributions listed below. Are you willing to make these contributions? (check all that apply)</text:p>
            <text:p text:style-name="P4"><text:tab/><text:bookmark-start text:name="Check4"/><field:fieldmark text:name="__Fieldmark__158_2472011845" field:type="vnd.oasis.opendocument.field.FORMCHECKBOX"><field:param field:name="Checkbox_Checked" field:value="true"/></field:fieldmark><text:bookmark-end text:name="Check4"/> Provide existing industry and company data as background at the beginning of the project.</text:p>
            <text:p text:style-name="P4"><text:tab/><text:bookmark-start text:name="Check5"/><field:fieldmark text:name="__Fieldmark__165_2472011845" field:type="vnd.oasis.opendocument.field.FORMCHECKBOX"/><text:bookmark-end text:name="Check5"/> Pay one or more team members to travel to your location for initial briefing / work session / final presentation. </text:p>
            <text:p text:style-name="Field">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0">
          <table:table-cell table:style-name="Table2.A26" table:number-columns-spanned="10" office:value-type="string">
            <text:p text:style-name="Standard">We will provide existing software resources to scaffold the project.</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Field">Please send your completed project proposal to the MPS Project Coordinator: <text:a xlink:type="simple" xlink:href="mailto:is-mps-projects@cornell.edu" text:style-name="Internet_20_link" text:visited-style-name="Visited_20_Internet_20_Link">is-mps-projects@cornell.edu</text:a></text:p>
          </table:table-cell>
          <table:covered-table-cell/>
          <table:covered-table-cell/>
          <table:covered-table-cell/>
          <table:covered-table-cell/>
          <table:covered-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face style:name="Segoe UI" svg:font-family="'Segoe U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ource Serif Pro" fo:font-family="'Source Serif Pro'" style:font-family-generic="roman" fo:font-size="12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Source Serif Pro" fo:font-family="'Source Serif Pro'"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Source Serif Pro" fo:font-family="'Source Serif Pro'" style:font-family-generic="roman"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Source Serif Pro" fo:font-family="'Source Serif Pro'" style:font-family-generic="roman"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0835in" loext:contextual-spacing="false" fo:text-align="center" style:justify-single-word="false" fo:keep-together="always" fo:keep-with-next="always"/>
      <style:text-propertie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6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ield" style:family="paragraph" style:parent-style-name="Standard" style:default-outline-level="">
      <style:text-propertie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Source Sans Pro" fo:font-family="'Source Sans Pro'" style:font-family-generic="roman"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6pt"/>
    </style:style>
    <style:style style:name="Internet_20_link" style:display-name="Internet link" style:family="tex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roman"/>
    </style:style>
    <style:style style:name="Comment_20_Subject_20_Char" style:display-name="Comment Subject Char" style:family="text" style:parent-style-name="Comment_20_Text_20_Char">
      <style:text-properties style:font-name="Calibri" fo:font-family="Calibri" style:font-family-generic="roman"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weight="bold" style:font-weight-asian="bold"/>
    </style:style>
    <style:style style:name="ListLabel_20_2" style:display-name="ListLabel 2" style:family="text">
      <style:text-properties fo:font-size="9pt" style:text-underline-style="none" fo:font-weight="bold" style:font-size-asian="9pt" style:font-weight-asian="bold"/>
    </style:style>
    <style:style style:name="ListLabel_20_3" style:display-name="ListLabel 3" style:family="text">
      <style:text-properties fo:color="#000000" fo:font-size="11pt" style:font-size-asian="11pt" style:font-name-complex="Calibri1" style:font-family-complex="Calibri"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rnell IS MPS Project Proposal Form</dc:title>
    <meta:initial-creator>cmm359</meta:initial-creator>
    <dc:creator>Kyle Harms</dc:creator>
    <meta:editing-cycles>4</meta:editing-cycles>
    <meta:print-date>1900-01-01T08:00:00</meta:print-date>
    <meta:creation-date>2017-12-12T19:36:00</meta:creation-date>
    <dc:date>2018-01-12T15:55:26.210311402</dc:date>
    <meta:editing-duration>PT1M20S</meta:editing-duration>
    <meta:generator>LibreOffice/5.4.4.2$Linux_X86_64 LibreOffice_project/40$Build-2</meta:generator>
    <meta:document-statistic meta:table-count="1" meta:image-count="0" meta:object-count="0" meta:page-count="2" meta:paragraph-count="47" meta:word-count="610" meta:character-count="3902" meta:non-whitespace-character-count="33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